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0in" fo:text-indent="0in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27c5c5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24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5" style:family="paragraph" style:parent-style-name="Standard" style:list-style-name="L4">
      <style:text-properties fo:font-size="14pt" officeooo:rsid="001eb0f0" officeooo:paragraph-rsid="00264cf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7563613091124674801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1914549739719456455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4559367368185434022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1154268878959388107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21">Carrello <text:span text:style-name="T13">(w3c valid)</text:span></text:p>
        </text:list-item>
        <text:list-item>
          <text:p text:style-name="P23">Gestione annunci<text:span text:style-name="T14">(aggiunta w3cvalid, <text:s/>modifica w3cvalid, tutti annunci w3cvalid)</text:span>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 <text:span text:style-name="T9">(w3c valid, total validator checked)</text:span></text:p>
        </text:list-item>
        <text:list-item>
          <text:p text:style-name="P13">Impostazioni account <text:span text:style-name="T10">(w3c valid, total validator checked)</text:span></text:p>
        </text:list-item>
        <text:list-item>
          <text:p text:style-name="P15">Index <text:span text:style-name="T7">(Versione mobile pronta, w3c valid, total validator checked)</text:span></text:p>
        </text:list-item>
        <text:list-item>
          <text:p text:style-name="P13">Indirizzi <text:span text:style-name="T11">(w3c valid, total validator checked)</text:span></text:p>
        </text:list-item>
        <text:list-item>
          <text:p text:style-name="P16">La nostra storia <text:span text:style-name="T2">(Versione mobile pronta, w3c valid, total validator checked)</text:span></text:p>
        </text:list-item>
        <text:list-item>
          <text:p text:style-name="P22">Lista desideri <text:span text:style-name="T13">(w3c valid)</text:span>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20">Prodotti <text:span text:style-name="T13">(w3c valid)</text:span></text:p>
        </text:list-item>
        <text:list-item>
          <text:p text:style-name="P21">Prodotto <text:span text:style-name="T13">(w3c valid)</text:span></text:p>
        </text:list-item>
        <text:list-item>
          <text:p text:style-name="P17">Registrazione <text:span text:style-name="T2">(Versione mobile pronta, w3c valid, total validator checked)</text:span></text:p>
        </text:list-item>
        <text:list-item>
          <text:p text:style-name="P18">Resi rimborsi <text:span text:style-name="T2">(Versione mobile pronta, w3c valid, total validator checked)</text:span></text:p>
        </text:list-item>
        <text:list-item>
          <text:p text:style-name="P19">Termini spedizione <text:span text:style-name="T2">(Versione mobile pronta, w3c valid, total validator checked)</text:span></text:p>
        </text:list-item>
        <text:list-item>
          <text:p text:style-name="P13">Togli utenti <text:span text:style-name="T12">(w3c valid, total validator checked)</text:span></text:p>
        </text:list-item>
        <text:list-item>
          <text:p text:style-name="P24">Mappa del sito <text:span text:style-name="T8">(Versione mobile pronta, w3c valid, total validator checked)</text:span></text:p>
        </text:list-item>
        <text:list-item>
          <text:p text:style-name="P25">Newsletter <text:span text:style-name="T13">(w3c vali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1T17:32:48.607165941</dc:date>
    <meta:editing-duration>PT13H12M30S</meta:editing-duration>
    <meta:editing-cycles>49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345" meta:character-count="2270" meta:non-whitespace-character-count="2020"/>
  </office:meta>
</office:document-meta>
</file>